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787" officeooo:paragraph-rsid="001167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C, quando definisco un array multidimensionale, definisco un array di array di...</text:p>
      <text:p text:style-name="P1"/>
      <text:p text:style-name="P1">float AnF[1000][1000][1000] array di 1000 elementi, ciascuno dei quali è fatto di [1000][1000], ciascuno dei 1000 è fatto di [1000], ciascuno composto da float.</text:p>
      <text:p text:style-name="P1"/>
      <text:p text:style-name="P1">[0]...[999]</text:p>
      <text:p text:style-name="P1">0 è diviso in 1000. Ogni elemento di 1000 è diviso in 1000.</text:p>
      <text:p text:style-name="P1"/>
      <text:p text:style-name="P1">Funzioni di parametri di tipo array: monodimensionale: int funz(char par[]){}. Multidimensional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2.1$Linux_X86_64 LibreOffice_project/10$Build-1</meta:generator>
    <meta:editing-cycles>0</meta:editing-cycles>
    <meta:editing-duration>P0D</meta:editing-duration>
    <meta:document-statistic meta:table-count="0" meta:image-count="0" meta:object-count="0" meta:page-count="1" meta:paragraph-count="5" meta:word-count="62" meta:character-count="411" meta:non-whitespace-character-count="354"/>
  </office:meta>
</office:document-meta>
</file>